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rsid="001d2d99" officeooo:paragraph-rsid="001d2d9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officeooo:rsid="001d2d99" officeooo:paragraph-rsid="001d2d99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d2d99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efaf9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1d2d99" officeooo:paragraph-rsid="001d2d9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d2d99" officeooo:paragraph-rsid="001d2d99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1d2d99" officeooo:paragraph-rsid="001d2d99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933" loext:opacity="100%" fo:font-size="16pt" officeooo:rsid="0020a854" officeooo:paragraph-rsid="0020a854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6pt" style:text-underline-style="none" officeooo:rsid="001d2d99" officeooo:paragraph-rsid="001d2d99" style:font-size-asian="16pt" style:font-size-complex="16pt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4" style:family="paragraph" style:parent-style-name="Standard" style:list-style-name="L3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6" style:family="paragraph" style:parent-style-name="Standard" style:list-style-name="L4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text-position="0% 100%" style:font-name="Liberation Serif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text-position="0% 100%" style:font-name="Liberation Serif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00a933" loext:opacity="100%" style:text-position="0% 100%" style:font-name="Liberation Serif" fo:font-size="16pt" style:text-underline-style="none" fo:font-weight="normal" officeooo:rsid="0020a854" officeooo:paragraph-rsid="0020a854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00a933" loext:opacity="100%" style:text-position="0% 100%" fo:font-size="16pt" style:text-underline-style="none" fo:font-weight="normal" officeooo:rsid="0020a854" officeooo:paragraph-rsid="0020a854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 style:writing-mode="lr-tb">
        <style:tab-stops>
          <style:tab-stop style:position="2.858cm"/>
        </style:tab-stops>
      </style:paragraph-properties>
      <style:text-properties fo:color="#00a933" loext:opacity="100%" style:text-position="0% 100%" fo:font-size="16pt" style:text-underline-style="none" fo:font-weight="normal" officeooo:rsid="0020a854" officeooo:paragraph-rsid="0020a854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00a933" loext:opacity="100%" style:text-position="0% 100%" fo:font-size="16pt" style:text-underline-style="none" fo:font-weight="normal" officeooo:rsid="001d2d99" officeooo:paragraph-rsid="0020a854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a933" loext:opacity="100%" style:text-position="0% 100%" fo:font-size="16pt" style:text-underline-style="none" fo:font-weight="normal" officeooo:rsid="001d2d99" officeooo:paragraph-rsid="0020a854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color="#00a933" loext:opacity="100%" officeooo:rsid="0020a854" officeooo:paragraph-rsid="0020a854"/>
    </style:style>
    <style:style style:name="P26" style:family="paragraph" style:parent-style-name="Standard">
      <style:paragraph-properties fo:text-align="start" style:justify-single-word="false" style:writing-mode="lr-tb"/>
      <style:text-properties officeooo:paragraph-rsid="001d2d99"/>
    </style:style>
    <style:style style:name="T1" style:family="text">
      <style:text-properties style:text-position="0% 100%" fo:font-size="16pt" style:text-underline-style="none" fo:font-weight="bold" officeooo:rsid="001d2d99" style:font-size-asian="16pt" style:font-weight-asian="bold" style:font-size-complex="16pt" style:font-weight-complex="bold"/>
    </style:style>
    <style:style style:name="T2" style:family="text">
      <style:text-properties style:text-position="0% 100%" fo:font-size="16pt" style:text-underline-style="none" style:font-size-asian="16pt" style:font-size-complex="16pt"/>
    </style:style>
    <style:style style:name="T3" style:family="text">
      <style:text-properties style:text-position="0% 100%" style:font-name="Liberation Serif" fo:font-size="16pt" style:text-underline-style="none" fo:font-weight="bold" officeooo:rsid="001d2d99" style:font-size-asian="16pt" style:font-weight-asian="bold" style:font-size-complex="16pt" style:font-weight-complex="bold"/>
    </style:style>
    <style:style style:name="T4" style:family="text">
      <style:text-properties style:text-position="0% 100%" style:font-name="Liberation Serif" fo:font-size="16pt" style:text-underline-style="none" style:font-size-asian="16pt" style:font-size-complex="16pt"/>
    </style:style>
    <style:style style:name="T5" style:family="text">
      <style:text-properties style:text-position="0% 100%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text-position="0% 100%" style:font-name="Liberation Serif" fo:font-size="16pt" style:text-underline-style="none" fo:font-weight="normal" officeooo:rsid="001d2d99" style:font-size-asian="16pt" style:font-weight-asian="normal" style:font-size-complex="16pt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Liberation Serif" officeooo:rsid="001d2d99"/>
    </style:style>
    <style:style style:name="T10" style:family="text">
      <style:text-properties style:font-name="Liberation Serif" officeooo:rsid="0020a854"/>
    </style:style>
    <style:style style:name="T11" style:family="text">
      <style:text-properties officeooo:rsid="0020a854"/>
    </style:style>
    <style:style style:name="T12" style:family="text">
      <style:text-properties fo:color="#00a933" loext:opacity="100%" style:font-name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ro n°1 – Septembre 2023</text:p>
      <text:p text:style-name="P2"/>
      <text:p text:style-name="P11"><text:s text:c="3"/></text:p>
      <text:list xml:id="list18397008" text:style-name="L1">
        <text:list-item>
          <text:p text:style-name="P12">Barème</text:p>
        </text:list-item>
      </text:list>
      <text:p text:style-name="P4"><text:tab/><text:tab/>- Exercice 1 : 5pts</text:p>
      <text:p text:style-name="P4"><text:tab/><text:tab/>- Exercice 2 : 7.5pts</text:p>
      <text:p text:style-name="P4"><text:tab/><text:tab/>- Exercice 3 : 7.5pts</text:p>
      <text:p text:style-name="P4"/>
      <text:list xml:id="list2213900517" text:style-name="L2">
        <text:list-item>
          <text:p text:style-name="P13">Exercice 1 – Traduction</text:p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Français</text:p>
          </table:table-cell>
          <table:table-cell table:style-name="Tableau1.B1" office:value-type="string">
            <text:p text:style-name="P9">Latviski</text:p>
          </table:table-cell>
        </table:table-row>
        <table:table-row>
          <table:table-cell table:style-name="Tableau1.A2" office:value-type="string">
            <text:p text:style-name="P8">Maison</text:p>
          </table:table-cell>
          <table:table-cell table:style-name="Tableau1.B2" office:value-type="string">
            <text:p text:style-name="P22"><text:span text:style-name="T7">Mā</text:span>j<text:span text:style-name="T7">a</text:span>s</text:p>
          </table:table-cell>
        </table:table-row>
        <table:table-row>
          <table:table-cell table:style-name="Tableau1.A2" office:value-type="string">
            <text:p text:style-name="P10">Lumière</text:p>
          </table:table-cell>
          <table:table-cell table:style-name="Tableau1.B2" office:value-type="string">
            <text:p text:style-name="P8">Gaisma</text:p>
          </table:table-cell>
        </table:table-row>
        <table:table-row>
          <table:table-cell table:style-name="Tableau1.A2" office:value-type="string">
            <text:p text:style-name="P8">Arbre</text:p>
          </table:table-cell>
          <table:table-cell table:style-name="Tableau1.B2" office:value-type="string">
            <text:p text:style-name="P10">Koks</text:p>
          </table:table-cell>
        </table:table-row>
        <table:table-row>
          <table:table-cell table:style-name="Tableau1.A2" office:value-type="string">
            <text:p text:style-name="P10">Eau</text:p>
          </table:table-cell>
          <table:table-cell table:style-name="Tableau1.B2" office:value-type="string">
            <text:p text:style-name="P8">Ūdens</text:p>
          </table:table-cell>
        </table:table-row>
        <table:table-row>
          <table:table-cell table:style-name="Tableau1.A2" office:value-type="string">
            <text:p text:style-name="P8">Voiture</text:p>
          </table:table-cell>
          <table:table-cell table:style-name="Tableau1.B2" office:value-type="string">
            <text:p text:style-name="P24"><text:span text:style-name="T11">Mas</text:span><text:span text:style-name="T7">ī</text:span><text:span text:style-name="T11">n</text:span><text:span text:style-name="T10">a</text:span></text:p>
          </table:table-cell>
        </table:table-row>
      </table:table>
      <text:p text:style-name="P4"/>
      <text:list xml:id="list3270115533" text:style-name="L3">
        <text:list-item>
          <text:p text:style-name="P14">Exercice 2 – Du français au letton</text:p>
        </text:list-item>
      </text:list>
      <text:p text:style-name="P5"><text:span text:style-name="T1"><text:tab/><text:tab/><text:tab/> <text:s text:c="3"/>No</text:span><text:span text:style-name="T3"> fran</text:span><text:span text:style-name="T8">č</text:span><text:span text:style-name="T3">u </text:span><text:span text:style-name="T1">uz latviešu</text:span></text:p>
      <text:p text:style-name="P3"/>
      <text:p text:style-name="P4">Je suis à la maison.</text:p>
      <text:p text:style-name="P4"/>
      <text:p text:style-name="P21">Es esmu m<text:span text:style-name="T7">ā</text:span>j<text:span text:style-name="T7">ā</text:span>s.</text:p>
      <text:p text:style-name="P4"/>
      <text:p text:style-name="P4"/>
      <text:p text:style-name="P4">Nous étions dans la voiture.</text:p>
      <text:p text:style-name="P4"/>
      <text:p text:style-name="P23">M<text:span text:style-name="T7">ē</text:span><text:span text:style-name="T11">s bij</text:span><text:span text:style-name="T10">ā</text:span><text:span text:style-name="T11">m mas</text:span><text:span text:style-name="T7">ī</text:span><text:span text:style-name="T11">n</text:span><text:span text:style-name="T10">ā</text:span><text:span text:style-name="T11">.</text:span></text:p>
      <text:p text:style-name="P4"/>
      <text:p text:style-name="P4"/>
      <text:p text:style-name="P4">Elles sont dans l’arbre.</text:p>
      <text:p text:style-name="P4"/>
      <text:p text:style-name="P21">Vi<text:span text:style-name="T9">ņ</text:span>as ir kok<text:span text:style-name="T7">ā</text:span>.</text:p>
      <text:p text:style-name="P4"/>
      <text:p text:style-name="P4"/>
      <text:p text:style-name="P4"/>
      <text:p text:style-name="P4"/>
      <text:list xml:id="list2288823709" text:style-name="L4">
        <text:list-item>
          <text:p text:style-name="P16"><text:soft-page-break/>Exercice 3 – Du letton au français</text:p>
        </text:list-item>
      </text:list>
      <text:p text:style-name="P7"><text:span text:style-name="T2"><text:tab/><text:tab/><text:tab/> <text:s text:c="3"/>No latviešu uz </text:span><text:span text:style-name="T4">franču</text:span></text:p>
      <text:p text:style-name="P18"/>
      <text:p text:style-name="P6"><text:span text:style-name="T6">J</text:span><text:span text:style-name="T4">ū</text:span><text:span text:style-name="T6">s esat ūdenī.</text:span></text:p>
      <text:p text:style-name="P19"/>
      <text:p text:style-name="P20">Vous êtes dans l’eau.</text:p>
      <text:p text:style-name="P19"/>
      <text:p text:style-name="P19"/>
      <text:p text:style-name="P5"><text:span text:style-name="T6">Vai tu biji autobus</text:span><text:span text:style-name="T4">ā </text:span><text:span text:style-name="T6">?</text:span></text:p>
      <text:p text:style-name="P19"/>
      <text:p text:style-name="P20">Est-ce que tu étais dans le bus ?</text:p>
      <text:p text:style-name="P19"/>
      <text:p text:style-name="P19"/>
      <text:p text:style-name="P5"><text:span text:style-name="T6">Kapēc viņas bija gaism</text:span><text:span text:style-name="T4">ā</text:span><text:span text:style-name="T6"> ?</text:span></text:p>
      <text:p text:style-name="P5"><text:span text:style-name="T6"/></text:p>
      <text:p text:style-name="P25"><text:span text:style-name="T6">P</text:span><text:span text:style-name="T5">ourquoi étaient-elles dans la lumière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05:18.324801881</meta:creation-date>
    <dc:date>2023-09-23T00:12:40.951605859</dc:date>
    <meta:editing-duration>PT31M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35" meta:word-count="113" meta:character-count="598" meta:non-whitespace-character-count="496"/>
  </office:meta>
</office:document-meta>
</file>